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Times New Roman" svg:font-family="'Times New Roman'" style:font-family-generic="roman"/>
    <style:font-face style:name="Times New RomanLiberation Serif" svg:font-family="'Times New Roman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744" officeooo:paragraph-rsid="0007e744"/>
    </style:style>
    <style:style style:name="P2" style:family="paragraph" style:parent-style-name="Standard" style:list-style-name="L3">
      <style:paragraph-properties fo:text-align="justify" style:justify-single-word="false"/>
      <style:text-properties style:font-name="Times New Roman" fo:font-size="14pt" officeooo:paragraph-rsid="0007e74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8936d" officeooo:paragraph-rsid="0008936d" style:font-size-asian="14pt" style:font-size-complex="14pt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Times New Roman" fo:font-size="14pt" fo:font-style="italic" officeooo:rsid="0007e744" officeooo:paragraph-rsid="0007e744" style:font-size-asian="14pt" style:font-style-asian="italic" style:font-size-complex="14pt" style:font-style-complex="italic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Times New Roman" fo:font-size="14pt" fo:font-style="italic" officeooo:paragraph-rsid="0007e744" style:font-size-asian="14pt" style:font-style-asian="italic" style:font-size-complex="14pt" style:font-style-complex="italic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Times New Roman" fo:font-size="14pt" fo:font-style="italic" officeooo:rsid="0008936d" officeooo:paragraph-rsid="0008936d" style:font-size-asian="14pt" style:font-style-asian="italic" style:font-size-complex="14pt" style:font-style-complex="italic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Times New Roman" fo:font-size="14pt" fo:font-style="italic" officeooo:rsid="00094ccc" officeooo:paragraph-rsid="00094ccc" style:font-size-asian="14pt" style:font-style-asian="italic" style:font-size-complex="14pt" style:font-style-complex="italic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07e744"/>
    </style:style>
    <style:style style:name="P9" style:family="paragraph" style:parent-style-name="Standard" style:list-style-name="L8">
      <style:paragraph-properties fo:text-align="justify" style:justify-single-word="false"/>
      <style:text-properties officeooo:paragraph-rsid="000a9987"/>
    </style:style>
    <style:style style:name="P10" style:family="paragraph" style:parent-style-name="Standard" style:list-style-name="L15">
      <style:paragraph-properties fo:text-align="justify" style:justify-single-word="false"/>
      <style:text-properties officeooo:paragraph-rsid="0008936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bold" officeooo:paragraph-rsid="0007e744" style:font-weight-asian="bold" style:font-weight-complex="bold"/>
    </style:style>
    <style:style style:name="P12" style:family="paragraph" style:parent-style-name="Standard" style:list-style-name="L9">
      <style:paragraph-properties fo:text-align="justify" style:justify-single-word="false"/>
      <style:text-properties fo:font-weight="normal" officeooo:paragraph-rsid="000a9987" style:font-weight-asian="normal" style:font-weight-complex="normal"/>
    </style:style>
    <style:style style:name="P13" style:family="paragraph" style:parent-style-name="Standard" style:list-style-name="L8">
      <style:paragraph-properties fo:text-align="justify" style:justify-single-word="false"/>
      <style:text-properties fo:font-style="italic" fo:font-weight="normal" officeooo:rsid="000a9987" officeooo:paragraph-rsid="000a9987" style:font-style-asian="italic" style:font-weight-asian="normal" style:font-style-complex="italic" style:font-weight-complex="normal"/>
    </style:style>
    <style:style style:name="P14" style:family="paragraph" style:parent-style-name="Standard" style:list-style-name="L9">
      <style:paragraph-properties fo:text-align="justify" style:justify-single-word="false"/>
      <style:text-properties fo:font-style="italic" fo:font-weight="normal" officeooo:rsid="000a9987" officeooo:paragraph-rsid="000a9987" style:font-style-asian="italic" style:font-weight-asian="normal" style:font-style-complex="italic" style:font-weight-complex="normal"/>
    </style:style>
    <style:style style:name="P15" style:family="paragraph" style:parent-style-name="Standard" style:list-style-name="L16">
      <style:paragraph-properties fo:text-align="justify" style:justify-single-word="false"/>
      <style:text-properties fo:font-style="italic" fo:font-weight="normal" officeooo:rsid="000b1a43" officeooo:paragraph-rsid="000b1a43" style:font-style-asian="italic" style:font-weight-asian="normal" style:font-style-complex="italic" style:font-weight-complex="normal"/>
    </style:style>
    <style:style style:name="P16" style:family="paragraph" style:parent-style-name="Standard" style:list-style-name="L19">
      <style:paragraph-properties fo:text-align="justify" style:justify-single-word="false"/>
      <style:text-properties fo:font-style="italic" fo:font-weight="normal" officeooo:rsid="000b1a43" officeooo:paragraph-rsid="000b1a43" style:font-style-asian="italic" style:font-weight-asian="normal" style:font-style-complex="italic" style:font-weight-complex="normal"/>
    </style:style>
    <style:style style:name="P17" style:family="paragraph" style:parent-style-name="Standard" style:list-style-name="L19">
      <style:paragraph-properties fo:text-align="justify" style:justify-single-word="false"/>
      <style:text-properties fo:font-style="italic" fo:font-weight="normal" officeooo:rsid="000c53b8" officeooo:paragraph-rsid="000c53b8" style:font-style-asian="italic" style:font-weight-asian="normal" style:font-style-complex="italic" style:font-weight-complex="normal"/>
    </style:style>
    <style:style style:name="P18" style:family="paragraph" style:parent-style-name="Standard" style:list-style-name="L20">
      <style:paragraph-properties fo:text-align="justify" style:justify-single-word="false"/>
      <style:text-properties fo:font-style="italic" fo:font-weight="normal" officeooo:rsid="000c53b8" officeooo:paragraph-rsid="000c53b8" style:font-style-asian="italic" style:font-weight-asian="normal" style:font-style-complex="italic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fo:font-style="normal" fo:font-weight="normal" officeooo:rsid="000a9987" officeooo:paragraph-rsid="000a998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0a9987" officeooo:paragraph-rsid="000a9987" style:font-style-asian="normal" style:font-weight-asian="normal" style:font-style-complex="normal" style:font-weight-complex="normal"/>
    </style:style>
    <style:style style:name="P21" style:family="paragraph" style:parent-style-name="Standard" style:list-style-name="L19">
      <style:paragraph-properties fo:text-align="justify" style:justify-single-word="false"/>
      <style:text-properties fo:font-style="normal" fo:font-weight="normal" officeooo:rsid="000c53b8" officeooo:paragraph-rsid="000c53b8" style:font-style-asian="normal" style:font-weight-asian="normal" style:font-style-complex="normal" style:font-weight-complex="normal"/>
    </style:style>
    <style:style style:name="P22" style:family="paragraph" style:parent-style-name="Standard" style:list-style-name="L16">
      <style:paragraph-properties fo:text-align="justify" style:justify-single-word="false"/>
      <style:text-properties fo:font-style="normal" fo:font-weight="bold" officeooo:rsid="000b1a43" officeooo:paragraph-rsid="000b1a43" style:font-style-asian="normal" style:font-weight-asian="bold" style:font-style-complex="normal" style:font-weight-complex="bold"/>
    </style:style>
    <style:style style:name="P23" style:family="paragraph" style:parent-style-name="Standard" style:list-style-name="L20">
      <style:paragraph-properties fo:text-align="justify" style:justify-single-word="false"/>
      <style:text-properties fo:font-style="normal" fo:font-weight="bold" officeooo:rsid="000c53b8" officeooo:paragraph-rsid="000c53b8" style:font-style-asian="normal" style:font-weight-asian="bold" style:font-style-complex="normal" style:font-weight-complex="bold"/>
    </style:style>
    <style:style style:name="P24" style:family="paragraph" style:parent-style-name="Standard" style:list-style-name="L21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53b8" officeooo:paragraph-rsid="000c53b8" style:font-style-asian="normal" style:font-weight-asian="normal" style:font-style-complex="normal" style:font-weight-complex="normal"/>
    </style:style>
    <style:style style:name="P25" style:family="paragraph" style:parent-style-name="Standard" style:list-style-name="L21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e52ca" officeooo:paragraph-rsid="000e52c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e52ca" officeooo:paragraph-rsid="000e52ca" style:font-style-asian="normal" style:font-weight-asian="normal" style:font-style-complex="normal" style:font-weight-complex="normal"/>
    </style:style>
    <style:style style:name="P27" style:family="paragraph" style:parent-style-name="Standard" style:list-style-name="L23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1106" officeooo:paragraph-rsid="000f110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1106" officeooo:paragraph-rsid="000f1106" style:font-style-asian="normal" style:font-weight-asian="normal" style:font-style-complex="normal" style:font-weight-complex="normal"/>
    </style:style>
    <style:style style:name="P29" style:family="paragraph" style:parent-style-name="Standard" style:list-style-name="L25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10047" officeooo:paragraph-rsid="00110047" style:font-style-asian="normal" style:font-weight-asian="normal" style:font-style-complex="normal" style:font-weight-complex="normal"/>
    </style:style>
    <style:style style:name="P30" style:family="paragraph" style:parent-style-name="Standard" style:list-style-name="L25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108e3" officeooo:paragraph-rsid="001108e3" style:font-style-asian="normal" style:font-weight-asian="normal" style:font-style-complex="normal" style:font-weight-complex="normal"/>
    </style:style>
    <style:style style:name="P31" style:family="paragraph" style:parent-style-name="Standard" style:list-style-name="L27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39c00" officeooo:paragraph-rsid="00139c00" style:font-style-asian="normal" style:font-weight-asian="normal" style:font-style-complex="normal" style:font-weight-complex="normal"/>
    </style:style>
    <style:style style:name="P32" style:family="paragraph" style:parent-style-name="Standard" style:list-style-name="L27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570ee" officeooo:paragraph-rsid="001570ee" style:font-style-asian="normal" style:font-weight-asian="normal" style:font-style-complex="normal" style:font-weight-complex="normal"/>
    </style:style>
    <style:style style:name="P33" style:family="paragraph" style:parent-style-name="Standard" style:list-style-name="L24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10047" officeooo:paragraph-rsid="00110047" style:font-style-asian="normal" style:font-weight-asian="bold" style:font-style-complex="normal" style:font-weight-complex="bold"/>
    </style:style>
    <style:style style:name="P34" style:family="paragraph" style:parent-style-name="Standard" style:list-style-name="L26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39c00" officeooo:paragraph-rsid="00139c00" style:font-style-asian="normal" style:font-weight-asian="bold" style:font-style-complex="normal" style:font-weight-complex="bold"/>
    </style:style>
    <style:style style:name="P35" style:family="paragraph" style:parent-style-name="Standard" style:list-style-name="L21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0e52ca" officeooo:paragraph-rsid="000e52c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0e52ca" officeooo:paragraph-rsid="000e52ca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0f1106" officeooo:paragraph-rsid="000f1106" style:font-style-asian="italic" style:font-weight-asian="normal" style:font-style-complex="italic" style:font-weight-complex="normal"/>
    </style:style>
    <style:style style:name="P38" style:family="paragraph" style:parent-style-name="Standard" style:list-style-name="L24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110047" officeooo:paragraph-rsid="00110047" style:font-style-asian="italic" style:font-weight-asian="normal" style:font-style-complex="italic" style:font-weight-complex="normal"/>
    </style:style>
    <style:style style:name="P39" style:family="paragraph" style:parent-style-name="Standard" style:list-style-name="L25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110047" officeooo:paragraph-rsid="00110047" style:font-style-asian="italic" style:font-weight-asian="normal" style:font-style-complex="italic" style:font-weight-complex="normal"/>
    </style:style>
    <style:style style:name="P40" style:family="paragraph" style:parent-style-name="Standard" style:list-style-name="L25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1108e3" officeooo:paragraph-rsid="001108e3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1108e3" officeooo:paragraph-rsid="001108e3" style:font-style-asian="italic" style:font-weight-asian="normal" style:font-style-complex="italic" style:font-weight-complex="normal"/>
    </style:style>
    <style:style style:name="P42" style:family="paragraph" style:parent-style-name="Standard" style:list-style-name="L26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italic" fo:font-weight="normal" officeooo:rsid="00139c00" officeooo:paragraph-rsid="00139c00" style:font-style-asian="italic" style:font-weight-asian="normal" style:font-style-complex="italic" style:font-weight-complex="normal"/>
    </style:style>
    <style:style style:name="T1" style:family="text">
      <style:text-properties style:font-name="Times New Roman" fo:font-size="14pt" officeooo:rsid="0007e744" style:font-size-asian="12.25pt" style:font-size-complex="14pt"/>
    </style:style>
    <style:style style:name="T2" style:family="text">
      <style:text-properties style:font-name="Times New Roman" fo:font-size="14pt" fo:font-weight="bold" officeooo:rsid="000a9987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7e744" style:font-size-asian="14pt" style:font-size-complex="14pt"/>
    </style:style>
    <style:style style:name="T5" style:family="text">
      <style:text-properties style:font-name="Times New Roman" fo:font-size="14pt" officeooo:rsid="0008936d" style:font-size-asian="14pt" style:font-size-complex="14pt"/>
    </style:style>
    <style:style style:name="T6" style:family="text">
      <style:text-properties style:font-name="Times New Roman" fo:font-size="14pt" officeooo:rsid="000a9987" style:font-size-asian="14pt" style:font-size-complex="14pt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fo:font-variant="normal" fo:text-transform="none" fo:color="#222222" style:font-name="Times New Roman" fo:font-size="14pt" fo:letter-spacing="normal" fo:font-style="normal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222222" style:font-name="Times New Roman" fo:font-size="14pt" fo:letter-spacing="normal" fo:font-style="normal" officeooo:rsid="000a9987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222222" style:font-name="Times New Roman" fo:font-size="14pt" fo:letter-spacing="normal" style:font-size-asian="14pt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officeooo:rsid="000b1a43" style:font-size-asian="14pt" style:font-size-complex="14pt"/>
    </style:style>
    <style:style style:name="T12" style:family="text">
      <style:text-properties fo:font-variant="normal" fo:text-transform="none" fo:color="#222222" style:font-name="Times New Roman" fo:font-size="14pt" fo:letter-spacing="normal" officeooo:rsid="000a9987" style:font-size-asian="14pt" style:font-size-complex="14pt"/>
    </style:style>
    <style:style style:name="T13" style:family="text">
      <style:text-properties fo:font-variant="normal" fo:text-transform="none" fo:color="#222222" style:font-name="Times New Roman" fo:font-size="14pt" fo:letter-spacing="normal" officeooo:rsid="000e52ca" style:font-size-asian="14pt" style:font-size-complex="14pt"/>
    </style:style>
    <style:style style:name="T14" style:family="text">
      <style:text-properties officeooo:rsid="0008936d"/>
    </style:style>
    <style:style style:name="T15" style:family="text">
      <style:text-properties officeooo:rsid="00094ccc"/>
    </style:style>
    <style:style style:name="T16" style:family="text">
      <style:text-properties fo:color="#222222" style:font-name="Times New Roman" fo:font-size="14pt" style:font-size-asian="14pt" style:font-size-complex="14pt"/>
    </style:style>
    <style:style style:name="T17" style:family="text">
      <style:text-properties fo:color="#222222" style:font-name="Times New Roman" fo:font-size="14pt" officeooo:rsid="000e52ca" style:font-size-asian="14pt" style:font-size-complex="14pt"/>
    </style:style>
    <style:style style:name="T18" style:family="text">
      <style:text-properties fo:color="#222222" style:font-name="Times New Roman" fo:font-size="14pt" officeooo:rsid="000f1106" style:font-size-asian="14pt" style:font-size-complex="14pt"/>
    </style:style>
    <style:style style:name="T19" style:family="text">
      <style:text-properties fo:color="#222222" style:font-name="Times New Roman" fo:font-size="14pt" officeooo:rsid="0012cf36" style:font-size-asian="14pt" style:font-size-complex="14pt"/>
    </style:style>
    <style:style style:name="T20" style:family="text">
      <style:text-properties fo:color="#222222" style:font-name="Times New Roman" fo:font-size="14pt" officeooo:rsid="00139c00" style:font-size-asian="14pt" style:font-size-complex="14pt"/>
    </style:style>
    <style:style style:name="T21" style:family="text">
      <style:text-properties fo:color="#222222" style:font-name="Times New Roman" fo:font-size="14pt" officeooo:rsid="001570ee" style:font-size-asian="14pt" style:font-size-complex="14pt"/>
    </style:style>
    <style:style style:name="T22" style:family="text">
      <style:text-properties fo:color="#222222"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КР не по праву</text:span></text:p>
      <text:list xml:id="list2487832099" text:style-name="L2">
        <text:list-item>
          <text:p text:style-name="P11"><text:span text:style-name="T1">Принципы гражданского права</text:span></text:p>
        </text:list-item>
      </text:list>
      <text:list xml:id="list27044495" text:style-name="L3">
        <text:list-item>
          <text:p text:style-name="P8"><text:span text:style-name="T4">П</text:span><text:span text:style-name="T3">ринцип равенства участников гражданских правоотношений</text:span></text:p>
          <text:p text:style-name="P4">Все участники равны, никогда один не подчинён другому. Это не отменяет того, что сами права могут быть неравными по содержанию, равны только условия исполнения. В случаях, когда в гражданских правоотношениях принимают участие органы власти, они равны всем остальным субъектам, свои особые полномочия они могут применять в других сферах.</text:p>
        </text:list-item>
        <text:list-item>
          <text:p text:style-name="P8"><text:span text:style-name="T5">П</text:span><text:span text:style-name="T3">ринцип неприкосновенности собственности</text:span></text:p>
          <text:p text:style-name="P5"><text:span text:style-name="T14">По к</text:span>онституции РФ: «Никто не может быть лишен своего имущества иначе, как по решению суда. Принудительное отчуждение имущества для государственных нужд может быть произведено только при условии предварительного и полного возмещения». <text:span text:style-name="T14">Также к</text:span>одекс допускает принудительное отчуждение по ограниченному кругу оснований.</text:p>
        </text:list-item>
        <text:list-item>
          <text:p text:style-name="P2"><text:span text:style-name="T14">П</text:span>ринцип свободы договора</text:p>
          <text:p text:style-name="P6">Договор — основной способ регулирования взаимоотношений. Субъекты права могут договариваться как угодно и о чём угодно (принцип диспозитивности). Ограничение свободы договора допустимо лишь в целях защиты конституционного строя, нравственности, здоровья, прав и законных интересов других лиц, обеспечения обороноспособности страны и безопасности государства.</text:p>
        </text:list-item>
        <text:list-item>
          <text:p text:style-name="P2"><text:span text:style-name="T14">П</text:span>ринцип невмешательства в частные дела</text:p>
          <text:p text:style-name="P6">Каждый имеет право на неприкосновенность частной жизни, личной и семейной тайны, защиту чести и доброго имени.</text:p>
        </text:list-item>
        <text:list-item>
          <text:p text:style-name="P2"><text:span text:style-name="T14">П</text:span>ринцип беспрепятственного осуществления гражданских прав</text:p>
          <text:p text:style-name="P6">Все вольны когда угодно пользоваться любыми правами, любая законная инициатива допустима. Более того, отказ от использования какого-то права не влечёт за собой его потери.</text:p>
        </text:list-item>
        <text:list-item>
          <text:p text:style-name="P2"><text:span text:style-name="T14">П</text:span>ринцип восстановления нарушенных прав</text:p>
          <text:p text:style-name="P7">При нарушении какого-то права, должно быть восстановлено начальное положение или возмещён ущерб.</text:p>
        </text:list-item>
        <text:list-item>
          <text:p text:style-name="P2"><text:span text:style-name="T15">П</text:span>ринцип судебной защиты нарушенного права</text:p>
          <text:p text:style-name="P7">В арбитражном или третейском суде</text:p>
        </text:list-item>
        <text:list-item>
          <text:p text:style-name="P2"><text:span text:style-name="T15">П</text:span>ринцип дозволительной направленности гражданско-правового регулирования</text:p>
          <text:p text:style-name="P7">Принцип блэк-листа: всё, что не запрещено (и это оговорено заранее), разрешено.</text:p>
        </text:list-item>
      </text:list>
      <text:list xml:id="list3076577232" text:style-name="L8">
        <text:list-item>
          <text:p text:style-name="P9"><text:span text:style-name="T2">Личные неимущественные права</text:span></text:p>
          <text:p text:style-name="P13"><text:soft-page-break/><text:span text:style-name="T6">В </text:span><text:span text:style-name="T3">них отсутствует имущественное содержание, они связаны с человеком от его рождения, неотчуждаемы, непередаваемы. Существуют также права, связанные с имущественными, e.g. семейные права, права, возникающие из членства граждан в кооперативных и общественных организациях, авторские права.</text:span></text:p>
        </text:list-item>
      </text:list>
      <text:list xml:id="list804619534" text:style-name="L9">
        <text:list-item>
          <text:p text:style-name="P12"><text:span text:style-name="T6">Неимущественные права, обеспечивающие физическое и психическое благополучие (целостность) личности</text:span></text:p>
          <text:p text:style-name="P14"><text:span text:style-name="T3">Право на жизнь, </text:span><text:span text:style-name="T10">право на здоровье, право на физическую и психическую неприкосновенность, право на благоприятную окружающую среду.</text:span></text:p>
        </text:list-item>
        <text:list-item>
          <text:p text:style-name="P19"><text:span text:style-name="T10">Неимущественные права, обеспечивающие индивидуализацию личности</text:span></text:p>
          <text:p text:style-name="P14"><text:span text:style-name="T10">Право на имя, право на индивидуальный облик, право на голос, право на честь, достоинство и деловую репутацию.</text:span></text:p>
        </text:list-item>
        <text:list-item>
          <text:p text:style-name="P19"><text:span text:style-name="T10">Неимущественные права, обеспечивающие автономию личности</text:span></text:p>
          <text:p text:style-name="P14"><text:span text:style-name="T10">Каждое лицо имеет право на тайну частной жизни, </text:span><text:span text:style-name="T11">право на её неприкосновенность, а также жилища, документов и т. д.</text:span></text:p>
        </text:list-item>
      </text:list>
      <text:list xml:id="list1256060734" text:style-name="L16">
        <text:list-item>
          <text:p text:style-name="P22"><text:span text:style-name="T10">Методы гражданского права</text:span></text:p>
          <text:p text:style-name="P15"><text:span text:style-name="T10">Метод права — это </text:span><text:span text:style-name="T12">совокупность приемов и способов воздействия на общественные отношения. Гражданско-правовой метод - </text:span><text:span text:style-name="T10">это</text:span><text:span text:style-name="T12"> такой способ воздействия на общественные отношения, который является дозволительным, характеризуется наделением субъектов на началах их юридического равенства способностью правообладания, диспозитивностью и инициативой, обеспечивает установление правоотношений на основе правовой и имущественной самостоятельности сторон.</text:span></text:p>
        </text:list-item>
      </text:list>
      <text:list xml:id="list3348413851" text:style-name="L19">
        <text:list-item>
          <text:p text:style-name="P16"><text:span text:style-name="T8">Р</text:span><text:span text:style-name="T9">авенство участников гражданских отношении</text:span></text:p>
          <text:p text:style-name="P16"><text:span text:style-name="T12">с</text:span><text:span text:style-name="T10">м. выше.</text:span></text:p>
        </text:list-item>
        <text:list-item>
          <text:p text:style-name="P16"><text:span text:style-name="T8">А</text:span><text:span text:style-name="T9">втономия воли</text:span></text:p>
          <text:p text:style-name="P16"><text:span text:style-name="T10">С</text:span><text:span text:style-name="T12">пособность и возможность лица самостоятельно и свободно формировать и проявлять свою волю. </text:span><text:span text:style-name="T10">см. выше.</text:span></text:p>
        </text:list-item>
        <text:list-item>
          <text:p text:style-name="P16"><text:span text:style-name="T8">И</text:span><text:span text:style-name="T9">мущественная самостоятельность</text:span></text:p>
          <text:p text:style-name="P16"><text:span text:style-name="T12">У</text:span><text:span text:style-name="T10">частники чаще всего обладают каким-то имуществом и могут им распоряжаться (e. g. заключать сделки).</text:span></text:p>
        </text:list-item>
        <text:list-item>
          <text:p text:style-name="P16"><text:span text:style-name="T8">З</text:span><text:span text:style-name="T9">ащита нарушенных гражданских прав</text:span></text:p>
          <text:p text:style-name="P17"><text:span text:style-name="T12">С</text:span><text:span text:style-name="T10">убъект может защищать свои права когда угодно. В порядке самозащиты, в порядке оперативного вмешательства по своей инициативе, а также в судебном порядке. Иногда, в виде исключения, в административном порядке.</text:span></text:p>
        </text:list-item>
        <text:list-item>
          <text:p text:style-name="P21"><text:span text:style-name="T10">Гражданская ответственность</text:span></text:p>
          <text:p text:style-name="P17"><text:span text:style-name="T10">Имеет компенсационный характер, т. е. важно возмещение убытка в денежном или материальном виде или восстановление положения до нарушения. К неимущественным правам применяется возмещение деньгами. Т. е. важен не штраф, а восстановление статуса-кво. </text:span></text:p>
        </text:list-item>
      </text:list>
      <text:list xml:id="list2586606325" text:style-name="L20">
        <text:list-item>
          <text:p text:style-name="P23"><text:span text:style-name="T10">Исковая давность</text:span></text:p>
          <text:p text:style-name="P18"><text:soft-page-break/><text:span text:style-name="T10">Лицо, права которого нарушены, может обращаться за защитой своих прав в течении определённого срока с </text:span><text:span text:style-name="T13">того</text:span><text:span text:style-name="T10"> момента, </text:span><text:span text:style-name="T13">когда стало известно о</text:span><text:span text:style-name="T10"> нарушени</text:span><text:span text:style-name="T13">и или о том, собственно, кто это нарушение совершил</text:span><text:span text:style-name="T10">. </text:span><text:span text:style-name="T13">Исковая давность — срок, выделенный на защиту своих прав в судебном порядке (имеются в виду все требования, не только подача исков, если я правильно понял). Она бывает общая и специальная. Общая составляет три года и используется в тех случаях, когда не оговорена специальная. Специальная делится на несколько общих случаев.</text:span></text:p>
        </text:list-item>
      </text:list>
      <text:list xml:id="list1226039892" text:style-name="L21">
        <text:list-item>
          <text:p text:style-name="P24"><text:span text:style-name="T17">Сроки исковой давности продолжительностью менее года</text:span></text:p>
          <text:p text:style-name="P35"><text:span text:style-name="T16">Например, увольнение можно оспорить только в течении месяца.</text:span></text:p>
        </text:list-item>
        <text:list-item>
          <text:p text:style-name="P25"><text:span text:style-name="T16">Годичные сроки исковой давности</text:span></text:p>
          <text:p text:style-name="P35"><text:span text:style-name="T16">Применяются в случаях несоблюдения договора о подряде, о перевозке грузов, для оспаривания оспоримых сделок, для взыскания ущерба, который работник причинил работодателю.</text:span></text:p>
        </text:list-item>
        <text:list-item>
          <text:p text:style-name="P25"><text:span text:style-name="T16">Двухгодичные сроки исковой давности</text:span></text:p>
          <text:p text:style-name="P35"><text:span text:style-name="T16">Например, оспорить договор о страховании имущества можно в течении двух лет.</text:span></text:p>
        </text:list-item>
        <text:list-item>
          <text:p text:style-name="P25"><text:span text:style-name="T16">Длительные сроки исковой давности</text:span></text:p>
          <text:p text:style-name="P35"><text:span text:style-name="T16">О строительных подрядах можно обращаться с претензией в течении пяти лет, о загрязнении моря нефтью — в течении шести лет, а о морской перевозке опасных грузов — в течении десяти.</text:span></text:p>
        </text:list-item>
      </text:list>
      <text:p text:style-name="P26"><text:span text:style-name="T16"><text:tab/></text:span><text:span text:style-name="T22">Максимальная давность — 10 лет.</text:span></text:p>
      <text:p text:style-name="P36"><text:span text:style-name="T16"><text:tab/></text:span><text:span text:style-name="T18">Срок также может быть в некоторых случаях приостановлен, если одно <text:tab/>из следующих обстоятельств действовало в течении последних шести <text:tab/>месяцев строка.</text:span></text:p>
      <text:list xml:id="list2864043836" text:style-name="L23">
        <text:list-item>
          <text:p text:style-name="P27"><text:span text:style-name="T16">Если подать иск помешали непреодолимые обстоятельства</text:span></text:p>
        </text:list-item>
        <text:list-item>
          <text:p text:style-name="P27"><text:span text:style-name="T16">Если кто-то из сторон был в армии во время военного положения</text:span></text:p>
        </text:list-item>
        <text:list-item>
          <text:p text:style-name="P27"><text:span text:style-name="T16">В силу моратория (законной отсрочки)</text:span></text:p>
        </text:list-item>
        <text:list-item>
          <text:p text:style-name="P27"><text:span text:style-name="T16">В силу приостановления работы закона, регулирующего эту сферу отношений</text:span></text:p>
        </text:list-item>
        <text:list-item>
          <text:p text:style-name="P27"><text:span text:style-name="T16">Если стороны заключили соглашение о медиации (регулирования конфликтов с посредником)</text:span></text:p>
        </text:list-item>
        <text:list-item>
          <text:p text:style-name="P27"><text:span text:style-name="T16">Если какой-нибудь иск не был рассмотрен при вынесении приговора</text:span></text:p>
        </text:list-item>
      </text:list>
      <text:p text:style-name="P28"><text:span text:style-name="T16"><text:tab/></text:span><text:span text:style-name="T22">Исковая давность может быть прервана при подаче одной из сторон иска в <text:tab/>суд или обещании другой стороны возместить ущерб. После прерывания <text:tab/>срок начинается заново в полном объёме.</text:span></text:p>
      <text:p text:style-name="P37"><text:span text:style-name="T16"><text:tab/>Срок может быть восстановлен (только гражданину!) если суд признает, <text:tab/>что в последние шесть месяцев срока у него была уважительная причина <text:tab/>этим сроком не воспользоваться.</text:span></text:p>
      <text:list xml:id="list1342561778" text:style-name="L24">
        <text:list-item>
          <text:p text:style-name="P33"><text:span text:style-name="T16">Приобретение права собственности</text:span></text:p>
          <text:p text:style-name="P38"><text:span text:style-name="T16">Право собственности приобретается по инициативе субъекта, который, в результате становится владельцем имущества. Имущество можно </text:span><text:soft-page-break/><text:span text:style-name="T16">приобрести на разных основаниях, впервые или уже бывшее чьей-то собственностью.</text:span></text:p>
        </text:list-item>
      </text:list>
      <text:list xml:id="list4137047342" text:style-name="L25">
        <text:list-item>
          <text:p text:style-name="P29"><text:span text:style-name="T16">Приобретение изготовленной самостоятельно вещи</text:span></text:p>
          <text:p text:style-name="P39"><text:span text:style-name="T16">Например, с использованием принадлежащего владельцу имущества (e. g. <text:s/>Плоды в саду) — с момента производства, для имущества с обязательной регистрацией — с момента регистрации.</text:span></text:p>
        </text:list-item>
        <text:list-item>
          <text:p text:style-name="P29"><text:span text:style-name="T16">Переработка</text:span></text:p>
          <text:p text:style-name="P39"><text:span text:style-name="T16">В зависимости от стоимости переработки собственником продукта становится либо перерабатывающая сторона, либо поставляющая ресурс. В обоих случаях может быть предусмотрено денежное возмещение. При недобросовестной переработке переработчик должен вернуть продукт владельцу ресурса, также возможно возмещение убытков.</text:span></text:p>
        </text:list-item>
        <text:list-item>
          <text:p text:style-name="P29"><text:span text:style-name="T16">Сбор и добыча</text:span></text:p>
          <text:p text:style-name="P39"><text:span text:style-name="T16">Например, рыбы, ягод, валежника — с момента добычи.</text:span></text:p>
        </text:list-item>
        <text:list-item>
          <text:p text:style-name="P30"><text:span text:style-name="T16">Право собственности на незаконную постройку</text:span></text:p>
          <text:p text:style-name="P40"><text:span text:style-name="T16">Обычно незаконная постройка подлежит сносу, но по суду может быть передана владельцу земли при возмещении им затрат на постройку.</text:span></text:p>
        </text:list-item>
        <text:list-item>
          <text:p text:style-name="P30"><text:span text:style-name="T16">Сделка</text:span></text:p>
          <text:p text:style-name="P40"><text:span text:style-name="T16">Собственность считается с момента передачи вещи, прав на вещь или, при необходимости, регистрации.</text:span></text:p>
        </text:list-item>
        <text:list-item>
          <text:p text:style-name="P30"><text:span text:style-name="T16">Наследство, завещание</text:span></text:p>
        </text:list-item>
        <text:list-item>
          <text:p text:style-name="P30"><text:span text:style-name="T16">Переход правоприемнику</text:span></text:p>
          <text:p text:style-name="P40"><text:span text:style-name="T16">При реорганизации юридического лица.</text:span></text:p>
        </text:list-item>
        <text:list-item>
          <text:p text:style-name="P30"><text:span text:style-name="T16">Приобретение имущества членом кооператива</text:span></text:p>
          <text:p text:style-name="P40"><text:span text:style-name="T16">Считается при внесении членом установленной доли.</text:span></text:p>
        </text:list-item>
      </text:list>
      <text:p text:style-name="P41"><text:span text:style-name="T16"><text:tab/>Приобретение бесхозного имущества считается через год после <text:tab/>постановки на учёт. Если эта вещь движимая и её стоимость очевидно в 5 <text:tab/>раз меньше минимальной зарплаты,моментально стать её собственником <text:tab/>может владелец места находки, явно приступив к её использованию (или по-<text:tab/>другому). В остальных случаях — только по решению суда.</text:span></text:p>
      <text:p text:style-name="P41"><text:span text:style-name="T16"><text:tab/></text:span><text:span text:style-name="T19">При находке имущества, нашедший должен уведомить собственника <text:tab/>имущества. Он не несёт за него ответственности перед собственником, за <text:tab/>исключением умышленного вреда и грубой неосторожности. Он может <text:tab/>потребовать от владельца компенсацию 20% от стоимости и возмещение <text:tab/>затрат на хранение. Если через шесть месяцев после находки собственник <text:tab/>не обнаружен, нашедший в праве приступить к владению имуществом. То <text:tab/>же с безнадзорными животными.</text:span></text:p>
      <text:p text:style-name="P41"><text:span text:style-name="T19"><text:tab/>Клад становится собственностью владельца места обнаружения. Если он <text:tab/>представляет собой культурное наследие и потому принадлежит <text:tab/>государству, владелец земли и нашедший в праве получить 50% от <text:tab/>стоимости клада каждый.</text:span></text:p>
      <text:p text:style-name="P41"><text:soft-page-break/><text:span text:style-name="T19"><text:tab/>Приобретательная давность — срок, по истечении которого лицо, не <text:tab/>являющееся владельцем имущества, но добровольно </text:span><text:span text:style-name="T20">и открыто</text:span><text:span text:style-name="T19"> его <text:tab/>использующее </text:span><text:span text:style-name="T20">как своё собственное,</text:span><text:span text:style-name="T19"> приобретает его во владение. </text:span><text:span text:style-name="T20">Для <text:tab/>недвижимости это пятнадцать лет, для иного — пять.</text:span></text:p>
      <text:list xml:id="list2438842858" text:style-name="L26">
        <text:list-item>
          <text:p text:style-name="P34"><text:span text:style-name="T16">Наследование</text:span></text:p>
          <text:p text:style-name="P42"><text:span text:style-name="T16">Наследование — переход имущества (в неизменном виде, как единое целое, в один и тот же момент) упершего лица его наследникам. Производится по завещанию или по закону (обычно, когда завещания нет или реализовать его невозможно). По наследству переходят не только имущественные права и обязанности, но также и некоторые неимущественные (e. g. авторские, изобретательские), по закону. Права, касающиеся исключительно личности, по наследству не переходят. </text:span><text:span text:style-name="T21">Срок наследования — 6 месяцев с момента смерти наследодателя. К сроку применяются те же меры, что и к исковому сроку (см. выше).</text:span></text:p>
        </text:list-item>
      </text:list>
      <text:list xml:id="list509229256" text:style-name="L27">
        <text:list-item>
          <text:p text:style-name="P31"><text:span text:style-name="T16">Наследование по завещанию</text:span></text:p>
          <text:p text:style-name="P31"><text:span text:style-name="T16">Происходит, когда покойный явно распорядился своим имуществом после смерти. Необходимо надлежащим образом оформленное завещание, смерть наследодателя и согласие наследников.</text:span></text:p>
        </text:list-item>
        <text:list-item>
          <text:p text:style-name="P32"><text:span text:style-name="T16">Наследование по закону</text:span></text:p>
          <text:p text:style-name="P32"><text:span text:style-name="T16">Происходит когда завещания нет, оно не полное (тогда — только неоговоренное в завещании имущество) или наследнику невозможно передать имущество (в связи с его смертью, отказом или признанием недостойным).</text:span></text:p>
        </text:list-item>
        <text:list-item>
          <text:p text:style-name="P32"><text:span text:style-name="T16">Выморочное имущество</text:span></text:p>
          <text:p text:style-name="P32"><text:span text:style-name="T16">Когда ни в завещании, ни в законе не описаны правила наследования особого имущества, оно наследуется государством.</text:span></text:p>
        </text:list-item>
      </text:list>
      <text:p text:style-name="P20"><text:span text:style-name="T10"/></text:p>
      <text:p text:style-name="P20"><text:span text:style-name="T10"/></text:p>
      <text:p text:style-name="P20"><text:span text:style-name="T10"/></text:p>
      <text:p text:style-name="P3">Материалы в свободном доступе:</text:p>
      <text:list xml:id="list2459291102" text:style-name="L15">
        <text:list-item>
          <text:p text:style-name="P10"><text:a xlink:type="simple" xlink:href="https://spravochnick.ru/pravo_i_yurisprudenciya/ponyatie_grazhdanskogo_prava/osnovnye_principy_grazhdanskogo_prava/" text:style-name="Internet_20_link" text:visited-style-name="Visited_20_Internet_20_Link"><text:span text:style-name="T5">https://spravochnick.ru/pravo_i_yurisprudenciya/ponyatie_grazhdanskogo_prava/osnovnye_principy_grazhdanskogo_prava/</text:span></text:a></text:p>
        </text:list-item>
        <text:list-item>
          <text:p text:style-name="P10"><text:a xlink:type="simple" xlink:href="https://ru.wikipedia.org/wiki/Личные_неимущественные_права#Законодательство_РФ" text:style-name="Internet_20_link" text:visited-style-name="Visited_20_Internet_20_Link"><text:span text:style-name="T5">https://ru.wikipedia.org/wiki/%D0%9B%D0%B8%D1%87%D0%BD%D1%8B%D0%B5_%D0%BD%D0%B5%D0%B8%D0%BC%D1%83%D1%89%D0%B5%D1%81%D1%82%D0%B2%D0%B5%D0%BD%D0%BD%D1%8B%D0%B5_%D0%BF%D1%80%D0%B0%D0%B2%D0%B0#%D0%97%D0%B0%D0%BA%D0%BE%D0%BD%D0%BE%D0%B4%D0%B0%D1%82%D0%B5%D0%BB%D1%8C%D1%81%D1%82%D0%B2%D0%BE_%D0%A0%D0%A4</text:span></text:a></text:p>
        </text:list-item>
        <text:list-item>
          <text:p text:style-name="P10"><text:a xlink:type="simple" xlink:href="http://www.grandars.ru/college/pravovedenie/principy-grazhdanskogo-prava.html" text:style-name="Internet_20_link" text:visited-style-name="Visited_20_Internet_20_Link"><text:span text:style-name="T5">http://www.grandars.ru/college/pravovedenie/principy-grazhdanskogo-prava.html</text:span></text:a></text:p>
        </text:list-item>
        <text:list-item>
          <text:p text:style-name="P10"><text:a xlink:type="simple" xlink:href="https://www.audit-it.ru/terms/agreements/iskovaya_davnost.html" text:style-name="Internet_20_link" text:visited-style-name="Visited_20_Internet_20_Link"><text:span text:style-name="T5">https://www.audit-it.ru/terms/agreements/iskovaya_davnost.html</text:span></text:a></text:p>
        </text:list-item>
        <text:list-item>
          <text:p text:style-name="P10"><text:soft-page-break/><text:a xlink:type="simple" xlink:href="https://jurisprudence.club/pravo-grajdanskoe/priobretenie-prava-sobstvennosti-51760.html" text:style-name="Internet_20_link" text:visited-style-name="Visited_20_Internet_20_Link"><text:span text:style-name="T5">https://jurisprudence.club/pravo-grajdanskoe/priobretenie-prava-sobstvennosti-51760.html</text:span></text:a></text:p>
        </text:list-item>
        <text:list-item>
          <text:p text:style-name="P10"><text:a xlink:type="simple" xlink:href="http://logos-pravo.ru/articles/nasledovanie-po-zakonu-i-po-zaveshchaniyu-poryadok-prinyatiya-nasledstva-ocherednost" text:style-name="Internet_20_link" text:visited-style-name="Visited_20_Internet_20_Link"><text:span text:style-name="T5">http://logos-pravo.ru/articles/nasledovanie-po-zakonu-i-po-zaveshchaniyu-poryadok-prinyatiya-nasledstva-ocherednos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Times New Roman" svg:font-family="'Times New Roman'" style:font-family-generic="roman"/>
    <style:font-face style:name="Times New RomanLiberation Serif" svg:font-family="'Times New Roman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5:08:13.852851918</meta:creation-date>
    <dc:date>2019-11-15T07:26:33.504753548</dc:date>
    <meta:editing-duration>PT7M26S</meta:editing-duration>
    <meta:editing-cycles>1</meta:editing-cycles>
    <meta:document-statistic meta:table-count="0" meta:image-count="0" meta:object-count="0" meta:page-count="6" meta:paragraph-count="94" meta:word-count="1356" meta:character-count="10709" meta:non-whitespace-character-count="9480"/>
    <meta:generator>LibreOffice/6.0.7.3$Linux_X86_64 LibreOffice_project/00m0$Build-3</meta:generator>
  </office:meta>
</office:document-meta>
</file>